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none" draw:textarea-vertical-align="middle"/>
    </style:style>
    <style:style style:name="gr2" style:family="graphic" style:parent-style-name="objectwithoutfill">
      <style:graphic-properties draw:marker-end="Rounded_20_large_20_Arrow" draw:marker-end-width="0.2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standard">
      <style:graphic-properties svg:stroke-color="#000000" draw:fill="none" draw:fill-color="#ffffff" draw:textarea-vertical-align="middle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7cm" svg:height="0.8cm" svg:x="2.8cm" svg:y="8.8cm">
          <text:p text:style-name="P1"><text:span text:style-name="T1">Alice <text:s text:c="63"/>Bob</text:span></text:p>
        </draw:rect>
        <draw:rect draw:style-name="gr1" draw:text-style-name="P2" draw:layer="layout" svg:width="9.9cm" svg:height="0.8cm" svg:x="3.7cm" svg:y="10.106cm">
          <text:p text:style-name="P2"><text:span text:style-name="T2">A und B einigen sich auf eine große Primzahl </text:span><text:span text:style-name="T3">n</text:span><text:span text:style-name="T2"> und Zahl </text:span><text:span text:style-name="T3">g</text:span></text:p>
        </draw:rect>
        <draw:rect draw:style-name="gr1" draw:text-style-name="P2" draw:layer="layout" svg:width="7cm" svg:height="0.6cm" svg:x="0.8cm" svg:y="10.912cm">
          <text:p text:style-name="P2"><text:span text:style-name="T2">Geheime Wahl einer großen Zufallszahl </text:span><text:span text:style-name="T3">a</text:span></text:p>
        </draw:rect>
        <draw:rect draw:style-name="gr1" draw:text-style-name="P2" draw:layer="layout" svg:width="7.7cm" svg:height="0.473cm" svg:x="0.5cm" svg:y="11.682cm">
          <text:p text:style-name="P2"><text:span text:style-name="T2">Berechnung </text:span><text:span text:style-name="T3">A</text:span><text:span text:style-name="T2"> = g</text:span><text:span text:style-name="T4">a</text:span><text:span text:style-name="T2"> mod n</text:span></text:p>
        </draw:rect>
        <draw:rect draw:style-name="gr1" draw:text-style-name="P2" draw:layer="layout" svg:width="7.7cm" svg:height="0.473cm" svg:x="0.5cm" svg:y="12.389cm">
          <text:p text:style-name="P2"><text:span text:style-name="T2">Senden von A</text:span></text:p>
        </draw:rect>
        <draw:rect draw:style-name="gr1" draw:text-style-name="P2" draw:layer="layout" svg:width="7.7cm" svg:height="0.473cm" svg:x="0.5cm" svg:y="13.095cm">
          <text:p text:style-name="P2"><text:span text:style-name="T2">Empfangen von B</text:span></text:p>
        </draw:rect>
        <draw:rect draw:style-name="gr1" draw:text-style-name="P2" draw:layer="layout" svg:width="7.7cm" svg:height="0.473cm" svg:x="0.5cm" svg:y="13.801cm">
          <text:p text:style-name="P2"><text:span text:style-name="T2">Berechnung </text:span><text:span text:style-name="T3">k</text:span><text:span text:style-name="T2"> = B</text:span><text:span text:style-name="T4">a</text:span><text:span text:style-name="T2"> mod n</text:span></text:p>
        </draw:rect>
        <draw:rect draw:style-name="gr1" draw:text-style-name="P2" draw:layer="layout" svg:width="7cm" svg:height="0.6cm" svg:x="9.3cm" svg:y="10.912cm">
          <text:p text:style-name="P2"><text:span text:style-name="T2">Geheime Wahl einer großen Zufallszahl </text:span><text:span text:style-name="T3">b</text:span></text:p>
        </draw:rect>
        <draw:rect draw:style-name="gr1" draw:text-style-name="P2" draw:layer="layout" svg:width="7.7cm" svg:height="0.473cm" svg:x="9cm" svg:y="11.682cm">
          <text:p text:style-name="P2"><text:span text:style-name="T2">Berechnung </text:span><text:span text:style-name="T3">B</text:span><text:span text:style-name="T2"> = g</text:span><text:span text:style-name="T4">b</text:span><text:span text:style-name="T2"> mod n</text:span></text:p>
        </draw:rect>
        <draw:rect draw:style-name="gr1" draw:text-style-name="P2" draw:layer="layout" svg:width="7.7cm" svg:height="0.473cm" svg:x="9cm" svg:y="12.389cm">
          <text:p text:style-name="P2"><text:span text:style-name="T2">Empfangen von A</text:span></text:p>
        </draw:rect>
        <draw:rect draw:style-name="gr1" draw:text-style-name="P2" draw:layer="layout" svg:width="7.7cm" svg:height="0.473cm" svg:x="9cm" svg:y="13.095cm">
          <text:p text:style-name="P2"><text:span text:style-name="T2">Senden von B</text:span></text:p>
        </draw:rect>
        <draw:rect draw:style-name="gr1" draw:text-style-name="P2" draw:layer="layout" svg:width="7.7cm" svg:height="0.473cm" svg:x="9cm" svg:y="13.801cm">
          <text:p text:style-name="P2"><text:span text:style-name="T2">Berechnung </text:span><text:span text:style-name="T3">k'</text:span><text:span text:style-name="T2"> = A</text:span><text:span text:style-name="T4">b</text:span><text:span text:style-name="T2"> mod n</text:span></text:p>
        </draw:rect>
        <draw:line draw:style-name="gr2" draw:text-style-name="P3" draw:layer="layout" svg:x1="5.7cm" svg:y1="12.6cm" svg:x2="11.3cm" svg:y2="12.6cm">
          <text:p/>
        </draw:line>
        <draw:rect draw:style-name="gr3" draw:text-style-name="P2" draw:layer="layout" svg:width="0.8cm" svg:height="0.473cm" svg:x="8.1cm" svg:y="12.39cm">
          <text:p text:style-name="P2"><text:span text:style-name="T2">A</text:span></text:p>
        </draw:rect>
        <draw:line draw:style-name="gr2" draw:text-style-name="P3" draw:layer="layout" svg:x1="11.3cm" svg:y1="13.3cm" svg:x2="6.1cm" svg:y2="13.3cm">
          <text:p/>
        </draw:line>
        <draw:rect draw:style-name="gr3" draw:text-style-name="P2" draw:layer="layout" svg:width="0.8cm" svg:height="0.473cm" svg:x="8.6cm" svg:y="13.091cm">
          <text:p text:style-name="P2"><text:span text:style-name="T2">B</text:span></text:p>
        </draw:rect>
        <draw:rect draw:style-name="gr1" draw:text-style-name="P2" draw:layer="layout" svg:width="7.7cm" svg:height="0.473cm" svg:x="4.7cm" svg:y="15.227cm">
          <text:p text:style-name="P2"><text:span text:style-name="T3">k</text:span><text:span text:style-name="T2"> = B</text:span><text:span text:style-name="T4">a</text:span><text:span text:style-name="T2"> mod n = g</text:span><text:span text:style-name="T4">ab</text:span><text:span text:style-name="T2"> mod n = g</text:span><text:span text:style-name="T4">ab</text:span><text:span text:style-name="T2"> mod n = <text:s/>A</text:span><text:span text:style-name="T4">b</text:span><text:span text:style-name="T2"> mod n = </text:span><text:span text:style-name="T3">k'</text:span></text:p>
        </draw:rect>
        <draw:rect draw:style-name="gr4" draw:text-style-name="P3" draw:layer="layout" svg:width="15.8cm" svg:height="7.8cm" svg:x="0.7cm" svg:y="8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7-26T15:21:11.08</meta:creation-date>
    <dc:date>2019-07-26T16:32:58.98</dc:date>
    <dc:creator>Roman </dc:creator>
    <meta:editing-duration>PT41M24S</meta:editing-duration>
    <meta:editing-cycles>4</meta:editing-cycles>
    <meta:generator>OpenOffice/4.1.5$Win32 OpenOffice.org_project/415m1$Build-9789</meta:generator>
    <meta:document-statistic meta:object-count="18"/>
  </office:meta>
</office:document-meta>
</file>